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2" table:default-cell-style-name="Default"/>
        <table:table-column table:style-name="co1" table:number-columns-repeated="16352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table:number-columns-repeated="32"/>
          <table:table-cell table:style-name="Default" table:number-columns-repeated="16352"/>
        </table:table-row>
        <table:table-row table:style-name="ro1">
          <table:table-cell table:formula="of:=[.A1]+MAX([.A21];[.B20];[.B2]+[.B21])" office:value-type="float" office:value="2611" calcext:value-type="float">
            <text:p>2611</text:p>
          </table:table-cell>
          <table:table-cell table:formula="of:=[.B1]+MAX([.B21];[.C20];[.C2]+[.C21])" office:value-type="float" office:value="2575" calcext:value-type="float">
            <text:p>2575</text:p>
          </table:table-cell>
          <table:table-cell table:formula="of:=[.C1]+MAX([.C21];[.D20];[.D2]+[.D21])" office:value-type="float" office:value="2505" calcext:value-type="float">
            <text:p>2505</text:p>
          </table:table-cell>
          <table:table-cell table:formula="of:=[.D1]+MAX([.D21];[.E20];[.E2]+[.E21])" office:value-type="float" office:value="2418" calcext:value-type="float">
            <text:p>2418</text:p>
          </table:table-cell>
          <table:table-cell table:formula="of:=[.E1]+MAX([.E21];[.F20];[.F2]+[.F21])" office:value-type="float" office:value="2295" calcext:value-type="float">
            <text:p>2295</text:p>
          </table:table-cell>
          <table:table-cell table:formula="of:=[.F1]+MAX([.F21];[.G20];[.G2]+[.G21])" office:value-type="float" office:value="2247" calcext:value-type="float">
            <text:p>2247</text:p>
          </table:table-cell>
          <table:table-cell table:formula="of:=[.G1]+MAX([.G21];[.H20];[.H2]+[.H21])" office:value-type="float" office:value="2044" calcext:value-type="float">
            <text:p>2044</text:p>
          </table:table-cell>
          <table:table-cell table:formula="of:=[.H1]+MAX([.H21];[.I20];[.I2]+[.I21])" office:value-type="float" office:value="2004" calcext:value-type="float">
            <text:p>2004</text:p>
          </table:table-cell>
          <table:table-cell table:formula="of:=[.I1]+MAX([.I21];[.J20];[.J2]+[.J21])" office:value-type="float" office:value="1903" calcext:value-type="float">
            <text:p>1903</text:p>
          </table:table-cell>
          <table:table-cell table:formula="of:=[.J1]+MAX([.J21];[.K20];[.K2]+[.K21])" office:value-type="float" office:value="1847" calcext:value-type="float">
            <text:p>1847</text:p>
          </table:table-cell>
          <table:table-cell table:formula="of:=[.K1]+MAX([.K21];[.L20];[.L2]+[.L21])" office:value-type="float" office:value="1816" calcext:value-type="float">
            <text:p>1816</text:p>
          </table:table-cell>
          <table:table-cell table:formula="of:=[.L1]+MAX([.L21];[.M20];[.M2]+[.M21])" office:value-type="float" office:value="1693" calcext:value-type="float">
            <text:p>1693</text:p>
          </table:table-cell>
          <table:table-cell table:formula="of:=[.M1]+MAX([.M21];[.N20];[.N2]+[.N21])" office:value-type="float" office:value="1598" calcext:value-type="float">
            <text:p>1598</text:p>
          </table:table-cell>
          <table:table-cell table:formula="of:=[.N1]+MAX([.N21];[.O20];[.O2]+[.O21])" office:value-type="float" office:value="1429" calcext:value-type="float">
            <text:p>1429</text:p>
          </table:table-cell>
          <table:table-cell table:formula="of:=[.O1]+MAX([.O21];[.P20];[.P2]+[.P21])" office:value-type="float" office:value="1331" calcext:value-type="float">
            <text:p>1331</text:p>
          </table:table-cell>
          <table:table-cell table:formula="of:=[.P1]+MAX([.P21];[.Q20];[.Q2]+[.Q21])" office:value-type="float" office:value="1026" calcext:value-type="float">
            <text:p>1026</text:p>
          </table:table-cell>
          <table:table-cell table:formula="of:=[.Q1]+MAX([.Q21];[.R20];[.R2]+[.R21])" office:value-type="float" office:value="899" calcext:value-type="float">
            <text:p>899</text:p>
          </table:table-cell>
          <table:table-cell table:formula="of:=[.R1]+MAX([.R21];[.S20];[.S2]+[.S21])" office:value-type="float" office:value="543" calcext:value-type="float">
            <text:p>543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table:formula="of:=[.A2]+MAX([.A22];[.B21];[.B3]+[.B22])" office:value-type="float" office:value="2601" calcext:value-type="float">
            <text:p>2601</text:p>
          </table:table-cell>
          <table:table-cell table:formula="of:=[.B2]+MAX([.B22];[.C21];[.C3]+[.C22])" office:value-type="float" office:value="2504" calcext:value-type="float">
            <text:p>2504</text:p>
          </table:table-cell>
          <table:table-cell table:formula="of:=[.C2]+MAX([.C22];[.D21];[.D3]+[.D22])" office:value-type="float" office:value="2482" calcext:value-type="float">
            <text:p>2482</text:p>
          </table:table-cell>
          <table:table-cell table:formula="of:=[.D2]+MAX([.D22];[.E21];[.E3]+[.E22])" office:value-type="float" office:value="2392" calcext:value-type="float">
            <text:p>2392</text:p>
          </table:table-cell>
          <table:table-cell table:formula="of:=[.E2]+MAX([.E22];[.F21];[.F3]+[.F22])" office:value-type="float" office:value="2293" calcext:value-type="float">
            <text:p>2293</text:p>
          </table:table-cell>
          <table:table-cell table:formula="of:=[.F2]+MAX([.F22];[.G21];[.G3]+[.G22])" office:value-type="float" office:value="2151" calcext:value-type="float">
            <text:p>2151</text:p>
          </table:table-cell>
          <table:table-cell table:formula="of:=[.G2]+MAX([.G22];[.H21];[.H3]+[.H22])" office:value-type="float" office:value="1999" calcext:value-type="float">
            <text:p>1999</text:p>
          </table:table-cell>
          <table:table-cell table:formula="of:=[.H2]+MAX([.H22];[.I21];[.I3]+[.I22])" office:value-type="float" office:value="1967" calcext:value-type="float">
            <text:p>1967</text:p>
          </table:table-cell>
          <table:table-cell table:formula="of:=[.I2]+MAX([.I22];[.J21];[.J3]+[.J22])" office:value-type="float" office:value="1821" calcext:value-type="float">
            <text:p>1821</text:p>
          </table:table-cell>
          <table:table-cell table:formula="of:=[.J2]+MAX([.J22];[.K21];[.K3]+[.K22])" office:value-type="float" office:value="1750" calcext:value-type="float">
            <text:p>1750</text:p>
          </table:table-cell>
          <table:table-cell table:formula="of:=[.K2]+MAX([.K22];[.L21];[.L3]+[.L22])" office:value-type="float" office:value="1725" calcext:value-type="float">
            <text:p>1725</text:p>
          </table:table-cell>
          <table:table-cell table:formula="of:=[.L2]+MAX([.L22];[.M21];[.M3]+[.M22])" office:value-type="float" office:value="1581" calcext:value-type="float">
            <text:p>1581</text:p>
          </table:table-cell>
          <table:table-cell table:formula="of:=[.M2]+MAX([.M22];[.N21];[.N3]+[.N22])" office:value-type="float" office:value="1540" calcext:value-type="float">
            <text:p>1540</text:p>
          </table:table-cell>
          <table:table-cell table:formula="of:=[.N2]+MAX([.N22];[.O21];[.O3]+[.O22])" office:value-type="float" office:value="1402" calcext:value-type="float">
            <text:p>1402</text:p>
          </table:table-cell>
          <table:table-cell table:formula="of:=[.O2]+MAX([.O22];[.P21];[.P3]+[.P22])" office:value-type="float" office:value="1268" calcext:value-type="float">
            <text:p>1268</text:p>
          </table:table-cell>
          <table:table-cell table:formula="of:=[.P2]+MAX([.P22];[.Q21];[.Q3]+[.Q22])" office:value-type="float" office:value="957" calcext:value-type="float">
            <text:p>957</text:p>
          </table:table-cell>
          <table:table-cell table:formula="of:=[.Q2]+MAX([.Q22];[.R21];[.R3]+[.R22])" office:value-type="float" office:value="872" calcext:value-type="float">
            <text:p>872</text:p>
          </table:table-cell>
          <table:table-cell table:formula="of:=[.R2]+MAX([.R22];[.S21];[.S3]+[.S22])" office:value-type="float" office:value="530" calcext:value-type="float">
            <text:p>530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table:formula="of:=[.A3]+MAX([.A23];[.B22];[.B4]+[.B23])" office:value-type="float" office:value="2464" calcext:value-type="float">
            <text:p>2464</text:p>
          </table:table-cell>
          <table:table-cell table:formula="of:=[.B3]+MAX([.B23];[.C22];[.C4]+[.C23])" office:value-type="float" office:value="2423" calcext:value-type="float">
            <text:p>2423</text:p>
          </table:table-cell>
          <table:table-cell table:formula="of:=[.C3]+MAX([.C23];[.D22];[.D4]+[.D23])" office:value-type="float" office:value="2358" calcext:value-type="float">
            <text:p>2358</text:p>
          </table:table-cell>
          <table:table-cell table:formula="of:=[.D3]+MAX([.D23];[.E22];[.E4]+[.E23])" office:value-type="float" office:value="2237" calcext:value-type="float">
            <text:p>2237</text:p>
          </table:table-cell>
          <table:table-cell table:formula="of:=[.E3]+MAX([.E23];[.F22];[.F4]+[.F23])" office:value-type="float" office:value="2182" calcext:value-type="float">
            <text:p>2182</text:p>
          </table:table-cell>
          <table:table-cell table:formula="of:=[.F3]+MAX([.F23];[.G22];[.G4]+[.G23])" office:value-type="float" office:value="2116" calcext:value-type="float">
            <text:p>2116</text:p>
          </table:table-cell>
          <table:table-cell table:formula="of:=[.G3]+MAX([.G23];[.H22];[.H4]+[.H23])" office:value-type="float" office:value="1988" calcext:value-type="float">
            <text:p>1988</text:p>
          </table:table-cell>
          <table:table-cell table:formula="of:=[.H3]+MAX([.H23];[.I22];[.I4]+[.I23])" office:value-type="float" office:value="1907" calcext:value-type="float">
            <text:p>1907</text:p>
          </table:table-cell>
          <table:table-cell table:formula="of:=[.I3]+MAX([.I23];[.J22];[.J4]+[.J23])" office:value-type="float" office:value="1755" calcext:value-type="float">
            <text:p>1755</text:p>
          </table:table-cell>
          <table:table-cell table:formula="of:=[.J3]+MAX([.J23];[.K22];[.K4]+[.K23])" office:value-type="float" office:value="1687" calcext:value-type="float">
            <text:p>1687</text:p>
          </table:table-cell>
          <table:table-cell table:formula="of:=[.K3]+MAX([.K23];[.L22];[.L4]+[.L23])" office:value-type="float" office:value="1659" calcext:value-type="float">
            <text:p>1659</text:p>
          </table:table-cell>
          <table:table-cell table:formula="of:=[.L3]+MAX([.L23];[.M22];[.M4]+[.M23])" office:value-type="float" office:value="1544" calcext:value-type="float">
            <text:p>1544</text:p>
          </table:table-cell>
          <table:table-cell table:formula="of:=[.M3]+MAX([.M23];[.N22];[.N4]+[.N23])" office:value-type="float" office:value="1441" calcext:value-type="float">
            <text:p>1441</text:p>
          </table:table-cell>
          <table:table-cell table:formula="of:=[.N3]+MAX([.N23];[.O22];[.O4]+[.O23])" office:value-type="float" office:value="1326" calcext:value-type="float">
            <text:p>1326</text:p>
          </table:table-cell>
          <table:table-cell table:formula="of:=[.O3]+MAX([.O23];[.P22];[.P4]+[.P23])" office:value-type="float" office:value="1248" calcext:value-type="float">
            <text:p>1248</text:p>
          </table:table-cell>
          <table:table-cell table:formula="of:=[.P3]+MAX([.P23];[.Q22];[.Q4]+[.Q23])" office:value-type="float" office:value="926" calcext:value-type="float">
            <text:p>926</text:p>
          </table:table-cell>
          <table:table-cell table:formula="of:=[.Q3]+MAX([.Q23];[.R22];[.R4]+[.R23])" office:value-type="float" office:value="857" calcext:value-type="float">
            <text:p>857</text:p>
          </table:table-cell>
          <table:table-cell table:formula="of:=[.R3]+MAX([.R23];[.S22];[.S4]+[.S23])" office:value-type="float" office:value="492" calcext:value-type="float">
            <text:p>492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table:formula="of:=[.A4]+MAX([.A24];[.B23];[.B5]+[.B24])" office:value-type="float" office:value="2427" calcext:value-type="float">
            <text:p>2427</text:p>
          </table:table-cell>
          <table:table-cell table:formula="of:=[.B4]+MAX([.B24];[.C23];[.C5]+[.C24])" office:value-type="float" office:value="2275" calcext:value-type="float">
            <text:p>2275</text:p>
          </table:table-cell>
          <table:table-cell table:formula="of:=[.C4]+MAX([.C24];[.D23];[.D5]+[.D24])" office:value-type="float" office:value="2242" calcext:value-type="float">
            <text:p>2242</text:p>
          </table:table-cell>
          <table:table-cell table:formula="of:=[.D4]+MAX([.D24];[.E23];[.E5]+[.E24])" office:value-type="float" office:value="2203" calcext:value-type="float">
            <text:p>2203</text:p>
          </table:table-cell>
          <table:table-cell table:formula="of:=[.E4]+MAX([.E24];[.F23];[.F5]+[.F24])" office:value-type="float" office:value="2052" calcext:value-type="float">
            <text:p>2052</text:p>
          </table:table-cell>
          <table:table-cell table:formula="of:=[.F4]+MAX([.F24];[.G23];[.G5]+[.G24])" office:value-type="float" office:value="1964" calcext:value-type="float">
            <text:p>1964</text:p>
          </table:table-cell>
          <table:table-cell table:formula="of:=[.G4]+MAX([.G24];[.H23];[.H5]+[.H24])" office:value-type="float" office:value="1938" calcext:value-type="float">
            <text:p>1938</text:p>
          </table:table-cell>
          <table:table-cell table:formula="of:=[.H4]+MAX([.H24];[.I23];[.I5]+[.I24])" office:value-type="float" office:value="1842" calcext:value-type="float">
            <text:p>1842</text:p>
          </table:table-cell>
          <table:table-cell table:formula="of:=[.I4]+MAX([.I24];[.J23];[.J5]+[.J24])" office:value-type="float" office:value="1626" calcext:value-type="float">
            <text:p>1626</text:p>
          </table:table-cell>
          <table:table-cell table:formula="of:=[.J4]+MAX([.J24];[.K23];[.K5]+[.K24])" office:value-type="float" office:value="1597" calcext:value-type="float">
            <text:p>1597</text:p>
          </table:table-cell>
          <table:table-cell table:formula="of:=[.K4]+MAX([.K24];[.L23];[.L5]+[.L24])" office:value-type="float" office:value="1559" calcext:value-type="float">
            <text:p>1559</text:p>
          </table:table-cell>
          <table:table-cell table:formula="of:=[.L4]+MAX([.L24];[.M23];[.M5]+[.M24])" office:value-type="float" office:value="1524" calcext:value-type="float">
            <text:p>1524</text:p>
          </table:table-cell>
          <table:table-cell table:formula="of:=[.M4]+MAX([.M24];[.N23];[.N5]+[.N24])" office:value-type="float" office:value="1373" calcext:value-type="float">
            <text:p>1373</text:p>
          </table:table-cell>
          <table:table-cell table:formula="of:=[.N4]+MAX([.N24];[.O23];[.O5]+[.O24])" office:value-type="float" office:value="1278" calcext:value-type="float">
            <text:p>1278</text:p>
          </table:table-cell>
          <table:table-cell table:formula="of:=[.O4]+MAX([.O24];[.P23];[.P5]+[.P24])" office:value-type="float" office:value="1237" calcext:value-type="float">
            <text:p>1237</text:p>
          </table:table-cell>
          <table:table-cell table:formula="of:=[.P4]+MAX([.P24];[.Q23];[.Q5]+[.Q24])" office:value-type="float" office:value="842" calcext:value-type="float">
            <text:p>842</text:p>
          </table:table-cell>
          <table:table-cell table:formula="of:=[.Q4]+MAX([.Q24];[.R23];[.R5]+[.R24])" office:value-type="float" office:value="825" calcext:value-type="float">
            <text:p>825</text:p>
          </table:table-cell>
          <table:table-cell table:formula="of:=[.R4]+MAX([.R24];[.S23];[.S5]+[.S24])" office:value-type="float" office:value="488" calcext:value-type="float">
            <text:p>488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table:formula="of:=[.A5]+MAX([.A25];[.B24];[.B6]+[.B25])" office:value-type="float" office:value="2340" calcext:value-type="float">
            <text:p>2340</text:p>
          </table:table-cell>
          <table:table-cell table:formula="of:=[.B5]+MAX([.B25];[.C24];[.C6]+[.C25])" office:value-type="float" office:value="2270" calcext:value-type="float">
            <text:p>2270</text:p>
          </table:table-cell>
          <table:table-cell table:formula="of:=[.C5]+MAX([.C25];[.D24];[.D6]+[.D25])" office:value-type="float" office:value="2154" calcext:value-type="float">
            <text:p>2154</text:p>
          </table:table-cell>
          <table:table-cell table:formula="of:=[.D5]+MAX([.D25];[.E24];[.E6]+[.E25])" office:value-type="float" office:value="2128" calcext:value-type="float">
            <text:p>2128</text:p>
          </table:table-cell>
          <table:table-cell table:formula="of:=[.E5]+MAX([.E25];[.F24];[.F6]+[.F25])" office:value-type="float" office:value="2047" calcext:value-type="float">
            <text:p>2047</text:p>
          </table:table-cell>
          <table:table-cell table:formula="of:=[.F5]+MAX([.F25];[.G24];[.G6]+[.G25])" office:value-type="float" office:value="1923" calcext:value-type="float">
            <text:p>1923</text:p>
          </table:table-cell>
          <table:table-cell table:formula="of:=[.G5]+MAX([.G25];[.H24];[.H6]+[.H25])" office:value-type="float" office:value="1834" calcext:value-type="float">
            <text:p>1834</text:p>
          </table:table-cell>
          <table:table-cell table:formula="of:=[.H5]+MAX([.H25];[.I24];[.I6]+[.I25])" office:value-type="float" office:value="1759" calcext:value-type="float">
            <text:p>1759</text:p>
          </table:table-cell>
          <table:table-cell table:formula="of:=[.I5]+MAX([.I25];[.J24];[.J6]+[.J25])" office:value-type="float" office:value="1586" calcext:value-type="float">
            <text:p>1586</text:p>
          </table:table-cell>
          <table:table-cell table:formula="of:=[.J5]+MAX([.J25];[.K24];[.K6]+[.K25])" office:value-type="float" office:value="1538" calcext:value-type="float">
            <text:p>1538</text:p>
          </table:table-cell>
          <table:table-cell table:formula="of:=[.K5]+MAX([.K25];[.L24];[.L6]+[.L25])" office:value-type="float" office:value="1474" calcext:value-type="float">
            <text:p>1474</text:p>
          </table:table-cell>
          <table:table-cell table:formula="of:=[.L5]+MAX([.L25];[.M24];[.M6]+[.M25])" office:value-type="float" office:value="1431" calcext:value-type="float">
            <text:p>1431</text:p>
          </table:table-cell>
          <table:table-cell table:formula="of:=[.M5]+MAX([.M25];[.N24];[.N6]+[.N25])" office:value-type="float" office:value="1308" calcext:value-type="float">
            <text:p>1308</text:p>
          </table:table-cell>
          <table:table-cell table:formula="of:=[.N5]+MAX([.N25];[.O24];[.O6]+[.O25])" office:value-type="float" office:value="1250" calcext:value-type="float">
            <text:p>1250</text:p>
          </table:table-cell>
          <table:table-cell table:formula="of:=[.O5]+MAX([.O25];[.P24];[.P6]+[.P25])" office:value-type="float" office:value="1204" calcext:value-type="float">
            <text:p>1204</text:p>
          </table:table-cell>
          <table:table-cell table:formula="of:=[.P5]+MAX([.P25];[.Q24];[.Q6]+[.Q25])" office:value-type="float" office:value="839" calcext:value-type="float">
            <text:p>839</text:p>
          </table:table-cell>
          <table:table-cell table:formula="of:=[.Q5]+MAX([.Q25];[.R24];[.R6]+[.R25])" office:value-type="float" office:value="745" calcext:value-type="float">
            <text:p>745</text:p>
          </table:table-cell>
          <table:table-cell table:formula="of:=[.R5]+MAX([.R25];[.S24];[.S6]+[.S25])" office:value-type="float" office:value="455" calcext:value-type="float">
            <text:p>455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table:formula="of:=[.A6]+MAX([.A26];[.B25];[.B7]+[.B26])" office:value-type="float" office:value="2302" calcext:value-type="float">
            <text:p>2302</text:p>
          </table:table-cell>
          <table:table-cell table:formula="of:=[.B6]+MAX([.B26];[.C25];[.C7]+[.C26])" office:value-type="float" office:value="2172" calcext:value-type="float">
            <text:p>2172</text:p>
          </table:table-cell>
          <table:table-cell table:formula="of:=[.C6]+MAX([.C26];[.D25];[.D7]+[.D26])" office:value-type="float" office:value="2044" calcext:value-type="float">
            <text:p>2044</text:p>
          </table:table-cell>
          <table:table-cell table:formula="of:=[.D6]+MAX([.D26];[.E25];[.E7]+[.E26])" office:value-type="float" office:value="1998" calcext:value-type="float">
            <text:p>1998</text:p>
          </table:table-cell>
          <table:table-cell table:formula="of:=[.E6]+MAX([.E26];[.F25];[.F7]+[.F26])" office:value-type="float" office:value="1950" calcext:value-type="float">
            <text:p>1950</text:p>
          </table:table-cell>
          <table:table-cell table:formula="of:=[.F6]+MAX([.F26];[.G25];[.G7]+[.G26])" office:value-type="float" office:value="1853" calcext:value-type="float">
            <text:p>1853</text:p>
          </table:table-cell>
          <table:table-cell table:formula="of:=[.G6]+MAX([.G26];[.H25];[.H7]+[.H26])" office:value-type="float" office:value="1794" calcext:value-type="float">
            <text:p>1794</text:p>
          </table:table-cell>
          <table:table-cell table:formula="of:=[.H6]+MAX([.H26];[.I25];[.I7]+[.I26])" office:value-type="float" office:value="1716" calcext:value-type="float">
            <text:p>1716</text:p>
          </table:table-cell>
          <table:table-cell table:formula="of:=[.I6]+MAX([.I26];[.J25];[.J7]+[.J26])" office:value-type="float" office:value="1555" calcext:value-type="float">
            <text:p>1555</text:p>
          </table:table-cell>
          <table:table-cell table:formula="of:=[.J6]+MAX([.J26];[.K25];[.K7]+[.K26])" office:value-type="float" office:value="1521" calcext:value-type="float">
            <text:p>1521</text:p>
          </table:table-cell>
          <table:table-cell table:formula="of:=[.K6]+MAX([.K26];[.L25];[.L7]+[.L26])" office:value-type="float" office:value="1444" calcext:value-type="float">
            <text:p>1444</text:p>
          </table:table-cell>
          <table:table-cell table:formula="of:=[.L6]+MAX([.L26];[.M25];[.M7]+[.M26])" office:value-type="float" office:value="1367" calcext:value-type="float">
            <text:p>1367</text:p>
          </table:table-cell>
          <table:table-cell table:formula="of:=[.M6]+MAX([.M26];[.N25];[.N7]+[.N26])" office:value-type="float" office:value="1297" calcext:value-type="float">
            <text:p>1297</text:p>
          </table:table-cell>
          <table:table-cell table:formula="of:=[.N6]+MAX([.N26];[.O25];[.O7]+[.O26])" office:value-type="float" office:value="1227" calcext:value-type="float">
            <text:p>1227</text:p>
          </table:table-cell>
          <table:table-cell table:formula="of:=[.O6]+MAX([.O26];[.P25];[.P7]+[.P26])" office:value-type="float" office:value="1142" calcext:value-type="float">
            <text:p>1142</text:p>
          </table:table-cell>
          <table:table-cell table:formula="of:=[.P6]+MAX([.P26];[.Q25];[.Q7]+[.Q26])" office:value-type="float" office:value="813" calcext:value-type="float">
            <text:p>813</text:p>
          </table:table-cell>
          <table:table-cell table:formula="of:=[.Q6]+MAX([.Q26];[.R25];[.R7]+[.R26])" office:value-type="float" office:value="715" calcext:value-type="float">
            <text:p>715</text:p>
          </table:table-cell>
          <table:table-cell table:formula="of:=[.R6]+MAX([.R26];[.S25];[.S7]+[.S26])" office:value-type="float" office:value="428" calcext:value-type="float">
            <text:p>428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table:formula="of:=[.A7]+MAX([.A27];[.B26];[.B8]+[.B27])" office:value-type="float" office:value="2282" calcext:value-type="float">
            <text:p>2282</text:p>
          </table:table-cell>
          <table:table-cell table:formula="of:=[.B7]+MAX([.B27];[.C26];[.C8]+[.C27])" office:value-type="float" office:value="2119" calcext:value-type="float">
            <text:p>2119</text:p>
          </table:table-cell>
          <table:table-cell table:formula="of:=[.C7]+MAX([.C27];[.D26];[.D8]+[.D27])" office:value-type="float" office:value="1979" calcext:value-type="float">
            <text:p>1979</text:p>
          </table:table-cell>
          <table:table-cell table:formula="of:=[.D7]+MAX([.D27];[.E26];[.E8]+[.E27])" office:value-type="float" office:value="1907" calcext:value-type="float">
            <text:p>1907</text:p>
          </table:table-cell>
          <table:table-cell table:formula="of:=[.E7]+MAX([.E27];[.F26];[.F8]+[.F27])" office:value-type="float" office:value="1866" calcext:value-type="float">
            <text:p>1866</text:p>
          </table:table-cell>
          <table:table-cell table:formula="of:=[.F7]+MAX([.F27];[.G26];[.G8]+[.G27])" office:value-type="float" office:value="1751" calcext:value-type="float">
            <text:p>1751</text:p>
          </table:table-cell>
          <table:table-cell table:formula="of:=[.G7]+MAX([.G27];[.H26];[.H8]+[.H27])" office:value-type="float" office:value="1676" calcext:value-type="float">
            <text:p>1676</text:p>
          </table:table-cell>
          <table:table-cell table:formula="of:=[.H7]+MAX([.H27];[.I26];[.I8]+[.I27])" office:value-type="float" office:value="1621" calcext:value-type="float">
            <text:p>1621</text:p>
          </table:table-cell>
          <table:table-cell table:formula="of:=[.I7]+MAX([.I27];[.J26];[.J8]+[.J27])" office:value-type="float" office:value="1461" calcext:value-type="float">
            <text:p>1461</text:p>
          </table:table-cell>
          <table:table-cell table:formula="of:=[.J7]+MAX([.J27];[.K26];[.K8]+[.K27])" office:value-type="float" office:value="1436" calcext:value-type="float">
            <text:p>1436</text:p>
          </table:table-cell>
          <table:table-cell table:formula="of:=[.K7]+MAX([.K27];[.L26];[.L8]+[.L27])" office:value-type="float" office:value="1371" calcext:value-type="float">
            <text:p>1371</text:p>
          </table:table-cell>
          <table:table-cell table:formula="of:=[.L7]+MAX([.L27];[.M26];[.M8]+[.M27])" office:value-type="float" office:value="1252" calcext:value-type="float">
            <text:p>1252</text:p>
          </table:table-cell>
          <table:table-cell table:formula="of:=[.M7]+MAX([.M27];[.N26];[.N8]+[.N27])" office:value-type="float" office:value="1243" calcext:value-type="float">
            <text:p>1243</text:p>
          </table:table-cell>
          <table:table-cell table:formula="of:=[.N7]+MAX([.N27];[.O26];[.O8]+[.O27])" office:value-type="float" office:value="1177" calcext:value-type="float">
            <text:p>1177</text:p>
          </table:table-cell>
          <table:table-cell table:formula="of:=[.O7]+MAX([.O27];[.P26];[.P8]+[.P27])" office:value-type="float" office:value="1054" calcext:value-type="float">
            <text:p>1054</text:p>
          </table:table-cell>
          <table:table-cell table:formula="of:=[.P7]+MAX([.P27];[.Q26];[.Q8]+[.Q27])" office:value-type="float" office:value="798" calcext:value-type="float">
            <text:p>798</text:p>
          </table:table-cell>
          <table:table-cell table:formula="of:=[.Q7]+MAX([.Q27];[.R26];[.R8]+[.R27])" office:value-type="float" office:value="640" calcext:value-type="float">
            <text:p>640</text:p>
          </table:table-cell>
          <table:table-cell table:formula="of:=[.R7]+MAX([.R27];[.S26];[.S8]+[.S27])" office:value-type="float" office:value="384" calcext:value-type="float">
            <text:p>384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table:formula="of:=[.A8]+MAX([.A28];[.B27];[.B9]+[.B28])" office:value-type="float" office:value="2152" calcext:value-type="float">
            <text:p>2152</text:p>
          </table:table-cell>
          <table:table-cell table:formula="of:=[.B8]+MAX([.B28];[.C27];[.C9]+[.C28])" office:value-type="float" office:value="2104" calcext:value-type="float">
            <text:p>2104</text:p>
          </table:table-cell>
          <table:table-cell table:formula="of:=[.C8]+MAX([.C28];[.D27];[.D9]+[.D28])" office:value-type="float" office:value="1938" calcext:value-type="float">
            <text:p>1938</text:p>
          </table:table-cell>
          <table:table-cell table:formula="of:=[.D8]+MAX([.D28];[.E27];[.E9]+[.E28])" office:value-type="float" office:value="1822" calcext:value-type="float">
            <text:p>1822</text:p>
          </table:table-cell>
          <table:table-cell table:formula="of:=[.E8]+MAX([.E28];[.F27];[.F9]+[.F28])" office:value-type="float" office:value="1813" calcext:value-type="float">
            <text:p>1813</text:p>
          </table:table-cell>
          <table:table-cell table:formula="of:=[.F8]+MAX([.F28];[.G27];[.G9]+[.G28])" office:value-type="float" office:value="1720" calcext:value-type="float">
            <text:p>1720</text:p>
          </table:table-cell>
          <table:table-cell table:formula="of:=[.G8]+MAX([.G28];[.H27];[.H9]+[.H28])" office:value-type="float" office:value="1639" calcext:value-type="float">
            <text:p>1639</text:p>
          </table:table-cell>
          <table:table-cell table:formula="of:=[.H8]+MAX([.H28];[.I27];[.I9]+[.I28])" office:value-type="float" office:value="1541" calcext:value-type="float">
            <text:p>1541</text:p>
          </table:table-cell>
          <table:table-cell table:formula="of:=[.I8]+MAX([.I28];[.J27];[.J9]+[.J28])" office:value-type="float" office:value="1386" calcext:value-type="float">
            <text:p>1386</text:p>
          </table:table-cell>
          <table:table-cell table:formula="of:=[.J8]+MAX([.J28];[.K27];[.K9]+[.K28])" office:value-type="float" office:value="1348" calcext:value-type="float">
            <text:p>1348</text:p>
          </table:table-cell>
          <table:table-cell table:formula="of:=[.K8]+MAX([.K28];[.L27];[.L9]+[.L28])" office:value-type="float" office:value="1269" calcext:value-type="float">
            <text:p>1269</text:p>
          </table:table-cell>
          <table:table-cell table:formula="of:=[.L8]+MAX([.L28];[.M27];[.M9]+[.M28])" office:value-type="float" office:value="1206" calcext:value-type="float">
            <text:p>1206</text:p>
          </table:table-cell>
          <table:table-cell table:formula="of:=[.M8]+MAX([.M28];[.N27];[.N9]+[.N28])" office:value-type="float" office:value="1136" calcext:value-type="float">
            <text:p>1136</text:p>
          </table:table-cell>
          <table:table-cell table:formula="of:=[.N8]+MAX([.N28];[.O27];[.O9]+[.O28])" office:value-type="float" office:value="1062" calcext:value-type="float">
            <text:p>1062</text:p>
          </table:table-cell>
          <table:table-cell table:formula="of:=[.O8]+MAX([.O28];[.P27];[.P9]+[.P28])" office:value-type="float" office:value="1015" calcext:value-type="float">
            <text:p>1015</text:p>
          </table:table-cell>
          <table:table-cell table:formula="of:=[.P8]+MAX([.P28];[.Q27];[.Q9]+[.Q28])" office:value-type="float" office:value="721" calcext:value-type="float">
            <text:p>721</text:p>
          </table:table-cell>
          <table:table-cell table:formula="of:=[.Q8]+MAX([.Q28];[.R27];[.R9]+[.R28])" office:value-type="float" office:value="605" calcext:value-type="float">
            <text:p>605</text:p>
          </table:table-cell>
          <table:table-cell table:formula="of:=[.R8]+MAX([.R28];[.S27];[.S9]+[.S28])" office:value-type="float" office:value="358" calcext:value-type="float">
            <text:p>358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table:formula="of:=[.A9]+MAX([.A29];[.B28];[.B10]+[.B29])" office:value-type="float" office:value="2100" calcext:value-type="float">
            <text:p>2100</text:p>
          </table:table-cell>
          <table:table-cell table:formula="of:=[.B9]+MAX([.B29];[.C28];[.C10]+[.C29])" office:value-type="float" office:value="2008" calcext:value-type="float">
            <text:p>2008</text:p>
          </table:table-cell>
          <table:table-cell table:formula="of:=[.C9]+MAX([.C29];[.D28];[.D10]+[.D29])" office:value-type="float" office:value="1849" calcext:value-type="float">
            <text:p>1849</text:p>
          </table:table-cell>
          <table:table-cell table:formula="of:=[.D9]+MAX([.D29];[.E28];[.E10]+[.E29])" office:value-type="float" office:value="1813" calcext:value-type="float">
            <text:p>1813</text:p>
          </table:table-cell>
          <table:table-cell table:formula="of:=[.E9]+MAX([.E29];[.F28];[.F10]+[.F29])" office:value-type="float" office:value="1680" calcext:value-type="float">
            <text:p>1680</text:p>
          </table:table-cell>
          <table:table-cell table:formula="of:=[.F9]+MAX([.F29];[.G28];[.G10]+[.G29])" office:value-type="float" office:value="1621" calcext:value-type="float">
            <text:p>1621</text:p>
          </table:table-cell>
          <table:table-cell table:formula="of:=[.G9]+MAX([.G29];[.H28];[.H10]+[.H29])" office:value-type="float" office:value="1573" calcext:value-type="float">
            <text:p>1573</text:p>
          </table:table-cell>
          <table:table-cell table:formula="of:=[.H9]+MAX([.H29];[.I28];[.I10]+[.I29])" office:value-type="float" office:value="1473" calcext:value-type="float">
            <text:p>1473</text:p>
          </table:table-cell>
          <table:table-cell table:formula="of:=[.I9]+MAX([.I29];[.J28];[.J10]+[.J29])" office:value-type="float" office:value="1281" calcext:value-type="float">
            <text:p>1281</text:p>
          </table:table-cell>
          <table:table-cell table:formula="of:=[.J9]+MAX([.J29];[.K28];[.K10]+[.K29])" office:value-type="float" office:value="1280" calcext:value-type="float">
            <text:p>1280</text:p>
          </table:table-cell>
          <table:table-cell table:formula="of:=[.K9]+MAX([.K29];[.L28];[.L10]+[.L29])" office:value-type="float" office:value="1143" calcext:value-type="float">
            <text:p>1143</text:p>
          </table:table-cell>
          <table:table-cell table:formula="of:=[.L9]+MAX([.L29];[.M28];[.M10]+[.M29])" office:value-type="float" office:value="1081" calcext:value-type="float">
            <text:p>1081</text:p>
          </table:table-cell>
          <table:table-cell table:formula="of:=[.M9]+MAX([.M29];[.N28];[.N10]+[.N29])" office:value-type="float" office:value="1026" calcext:value-type="float">
            <text:p>1026</text:p>
          </table:table-cell>
          <table:table-cell table:formula="of:=[.N9]+MAX([.N29];[.O28];[.O10]+[.O29])" office:value-type="float" office:value="1005" calcext:value-type="float">
            <text:p>1005</text:p>
          </table:table-cell>
          <table:table-cell table:formula="of:=[.O9]+MAX([.O29];[.P28];[.P10]+[.P29])" office:value-type="float" office:value="946" calcext:value-type="float">
            <text:p>946</text:p>
          </table:table-cell>
          <table:table-cell table:formula="of:=[.P9]+MAX([.P29];[.Q28];[.Q10]+[.Q29])" office:value-type="float" office:value="704" calcext:value-type="float">
            <text:p>704</text:p>
          </table:table-cell>
          <table:table-cell table:formula="of:=[.Q9]+MAX([.Q29];[.R28];[.R10]+[.R29])" office:value-type="float" office:value="595" calcext:value-type="float">
            <text:p>595</text:p>
          </table:table-cell>
          <table:table-cell table:formula="of:=[.R9]+MAX([.R29];[.S28];[.S10]+[.S29])" office:value-type="float" office:value="357" calcext:value-type="float">
            <text:p>357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table:formula="of:=[.A10]+MAX([.A30];[.B29];[.B11]+[.B30])" office:value-type="float" office:value="1991" calcext:value-type="float">
            <text:p>1991</text:p>
          </table:table-cell>
          <table:table-cell table:formula="of:=[.B10]+MAX([.B30];[.C29];[.C11]+[.C30])" office:value-type="float" office:value="1929" calcext:value-type="float">
            <text:p>1929</text:p>
          </table:table-cell>
          <table:table-cell table:formula="of:=[.C10]+MAX([.C30];[.D29];[.D11]+[.D30])" office:value-type="float" office:value="1807" calcext:value-type="float">
            <text:p>1807</text:p>
          </table:table-cell>
          <table:table-cell table:formula="of:=[.D10]+MAX([.D30];[.E29];[.E11]+[.E30])" office:value-type="float" office:value="1726" calcext:value-type="float">
            <text:p>1726</text:p>
          </table:table-cell>
          <table:table-cell table:formula="of:=[.E10]+MAX([.E30];[.F29];[.F11]+[.F30])" office:value-type="float" office:value="1640" calcext:value-type="float">
            <text:p>1640</text:p>
          </table:table-cell>
          <table:table-cell table:formula="of:=[.F10]+MAX([.F30];[.G29];[.G11]+[.G30])" office:value-type="float" office:value="1559" calcext:value-type="float">
            <text:p>1559</text:p>
          </table:table-cell>
          <table:table-cell table:formula="of:=[.G10]+MAX([.G30];[.H29];[.H11]+[.H30])" office:value-type="float" office:value="1521" calcext:value-type="float">
            <text:p>1521</text:p>
          </table:table-cell>
          <table:table-cell table:formula="of:=[.H10]+MAX([.H30];[.I29];[.I11]+[.I30])" office:value-type="float" office:value="1374" calcext:value-type="float">
            <text:p>1374</text:p>
          </table:table-cell>
          <table:table-cell table:formula="of:=[.I10]+MAX([.I30];[.J29];[.J11]+[.J30])" office:value-type="float" office:value="1249" calcext:value-type="float">
            <text:p>1249</text:p>
          </table:table-cell>
          <table:table-cell table:formula="of:=[.J10]+MAX([.J30];[.K29];[.K11]+[.K30])" office:value-type="float" office:value="1169" calcext:value-type="float">
            <text:p>1169</text:p>
          </table:table-cell>
          <table:table-cell table:formula="of:=[.K10]+MAX([.K30];[.L29];[.L11]+[.L30])" office:value-type="float" office:value="1106" calcext:value-type="float">
            <text:p>1106</text:p>
          </table:table-cell>
          <table:table-cell table:formula="of:=[.L10]+MAX([.L30];[.M29];[.M11]+[.M30])" office:value-type="float" office:value="1024" calcext:value-type="float">
            <text:p>1024</text:p>
          </table:table-cell>
          <table:table-cell table:formula="of:=[.M10]+MAX([.M30];[.N29];[.N11]+[.N30])" office:value-type="float" office:value="936" calcext:value-type="float">
            <text:p>936</text:p>
          </table:table-cell>
          <table:table-cell table:formula="of:=[.N10]+MAX([.N30];[.O29];[.O11]+[.O30])" office:value-type="float" office:value="898" calcext:value-type="float">
            <text:p>898</text:p>
          </table:table-cell>
          <table:table-cell table:formula="of:=[.O10]+MAX([.O30];[.P29];[.P11]+[.P30])" office:value-type="float" office:value="867" calcext:value-type="float">
            <text:p>867</text:p>
          </table:table-cell>
          <table:table-cell table:formula="of:=[.P10]+MAX([.P30];[.Q29];[.Q11]+[.Q30])" office:value-type="float" office:value="682" calcext:value-type="float">
            <text:p>682</text:p>
          </table:table-cell>
          <table:table-cell table:formula="of:=[.Q10]+MAX([.Q30];[.R29];[.R11]+[.R30])" office:value-type="float" office:value="564" calcext:value-type="float">
            <text:p>564</text:p>
          </table:table-cell>
          <table:table-cell table:formula="of:=[.R10]+MAX([.R30];[.S29];[.S11]+[.S30])" office:value-type="float" office:value="319" calcext:value-type="float">
            <text:p>319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table:formula="of:=[.A11]+MAX([.A31];[.B30];[.B12]+[.B31])" office:value-type="float" office:value="1786" calcext:value-type="float">
            <text:p>1786</text:p>
          </table:table-cell>
          <table:table-cell table:formula="of:=[.B11]+MAX([.B31];[.C30];[.C12]+[.C31])" office:value-type="float" office:value="1751" calcext:value-type="float">
            <text:p>1751</text:p>
          </table:table-cell>
          <table:table-cell table:formula="of:=[.C11]+MAX([.C31];[.D30];[.D12]+[.D31])" office:value-type="float" office:value="1739" calcext:value-type="float">
            <text:p>1739</text:p>
          </table:table-cell>
          <table:table-cell table:formula="of:=[.D11]+MAX([.D31];[.E30];[.E12]+[.E31])" office:value-type="float" office:value="1643" calcext:value-type="float">
            <text:p>1643</text:p>
          </table:table-cell>
          <table:table-cell table:formula="of:=[.E11]+MAX([.E31];[.F30];[.F12]+[.F31])" office:value-type="float" office:value="1531" calcext:value-type="float">
            <text:p>1531</text:p>
          </table:table-cell>
          <table:table-cell table:formula="of:=[.F11]+MAX([.F31];[.G30];[.G12]+[.G31])" office:value-type="float" office:value="1437" calcext:value-type="float">
            <text:p>1437</text:p>
          </table:table-cell>
          <table:table-cell table:formula="of:=[.G11]+MAX([.G31];[.H30];[.H12]+[.H31])" office:value-type="float" office:value="1426" calcext:value-type="float">
            <text:p>1426</text:p>
          </table:table-cell>
          <table:table-cell table:formula="of:=[.H11]+MAX([.H31];[.I30];[.I12]+[.I31])" office:value-type="float" office:value="1326" calcext:value-type="float">
            <text:p>1326</text:p>
          </table:table-cell>
          <table:table-cell table:formula="of:=[.I11]+MAX([.I31];[.J30];[.J12]+[.J31])" office:value-type="float" office:value="1225" calcext:value-type="float">
            <text:p>1225</text:p>
          </table:table-cell>
          <table:table-cell table:formula="of:=[.J11]+MAX([.J31];[.K30];[.K12]+[.K31])" office:value-type="float" office:value="1059" calcext:value-type="float">
            <text:p>1059</text:p>
          </table:table-cell>
          <table:table-cell table:formula="of:=[.K11]+MAX([.K31];[.L30];[.L12]+[.L31])" office:value-type="float" office:value="982" calcext:value-type="float">
            <text:p>982</text:p>
          </table:table-cell>
          <table:table-cell table:formula="of:=[.L11]+MAX([.L31];[.M30];[.M12]+[.M31])" office:value-type="float" office:value="939" calcext:value-type="float">
            <text:p>939</text:p>
          </table:table-cell>
          <table:table-cell table:formula="of:=[.M11]+MAX([.M31];[.N30];[.N12]+[.N31])" office:value-type="float" office:value="929" calcext:value-type="float">
            <text:p>929</text:p>
          </table:table-cell>
          <table:table-cell table:formula="of:=[.N11]+MAX([.N31];[.O30];[.O12]+[.O31])" office:value-type="float" office:value="844" calcext:value-type="float">
            <text:p>844</text:p>
          </table:table-cell>
          <table:table-cell table:formula="of:=[.O11]+MAX([.O31];[.P30];[.P12]+[.P31])" office:value-type="float" office:value="815" calcext:value-type="float">
            <text:p>815</text:p>
          </table:table-cell>
          <table:table-cell table:formula="of:=[.P11]+MAX([.P31];[.Q30];[.Q12]+[.Q31])" office:value-type="float" office:value="643" calcext:value-type="float">
            <text:p>643</text:p>
          </table:table-cell>
          <table:table-cell table:formula="of:=[.Q11]+MAX([.Q31];[.R30];[.R12]+[.R31])" office:value-type="float" office:value="514" calcext:value-type="float">
            <text:p>514</text:p>
          </table:table-cell>
          <table:table-cell table:formula="of:=[.R11]+MAX([.R31];[.S30];[.S12]+[.S31])" office:value-type="float" office:value="263" calcext:value-type="float">
            <text:p>263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table:formula="of:=[.A12]+MAX([.A32];[.B31];[.B13]+[.B32])" office:value-type="float" office:value="1688" calcext:value-type="float">
            <text:p>1688</text:p>
          </table:table-cell>
          <table:table-cell table:formula="of:=[.B12]+MAX([.B32];[.C31];[.C13]+[.C32])" office:value-type="float" office:value="1615" calcext:value-type="float">
            <text:p>1615</text:p>
          </table:table-cell>
          <table:table-cell table:formula="of:=[.C12]+MAX([.C32];[.D31];[.D13]+[.D32])" office:value-type="float" office:value="1555" calcext:value-type="float">
            <text:p>1555</text:p>
          </table:table-cell>
          <table:table-cell table:formula="of:=[.D12]+MAX([.D32];[.E31];[.E13]+[.E32])" office:value-type="float" office:value="1553" calcext:value-type="float">
            <text:p>1553</text:p>
          </table:table-cell>
          <table:table-cell table:formula="of:=[.E12]+MAX([.E32];[.F31];[.F13]+[.F32])" office:value-type="float" office:value="1476" calcext:value-type="float">
            <text:p>1476</text:p>
          </table:table-cell>
          <table:table-cell table:formula="of:=[.F12]+MAX([.F32];[.G31];[.G13]+[.G32])" office:value-type="float" office:value="1419" calcext:value-type="float">
            <text:p>1419</text:p>
          </table:table-cell>
          <table:table-cell table:formula="of:=[.G12]+MAX([.G32];[.H31];[.H13]+[.H32])" office:value-type="float" office:value="1336" calcext:value-type="float">
            <text:p>1336</text:p>
          </table:table-cell>
          <table:table-cell table:formula="of:=[.H12]+MAX([.H32];[.I31];[.I13]+[.I32])" office:value-type="float" office:value="1312" calcext:value-type="float">
            <text:p>1312</text:p>
          </table:table-cell>
          <table:table-cell table:formula="of:=[.I12]+MAX([.I32];[.J31];[.J13]+[.J32])" office:value-type="float" office:value="1192" calcext:value-type="float">
            <text:p>1192</text:p>
          </table:table-cell>
          <table:table-cell table:formula="of:=[.J12]+MAX([.J32];[.K31];[.K13]+[.K32])" office:value-type="float" office:value="1028" calcext:value-type="float">
            <text:p>1028</text:p>
          </table:table-cell>
          <table:table-cell table:formula="of:=[.K12]+MAX([.K32];[.L31];[.L13]+[.L32])" office:value-type="float" office:value="958" calcext:value-type="float">
            <text:p>958</text:p>
          </table:table-cell>
          <table:table-cell table:formula="of:=[.L12]+MAX([.L32];[.M31];[.M13]+[.M32])" office:value-type="float" office:value="881" calcext:value-type="float">
            <text:p>881</text:p>
          </table:table-cell>
          <table:table-cell table:formula="of:=[.M12]+MAX([.M32];[.N31];[.N13]+[.N32])" office:value-type="float" office:value="803" calcext:value-type="float">
            <text:p>803</text:p>
          </table:table-cell>
          <table:table-cell table:formula="of:=[.N12]+MAX([.N32];[.O31];[.O13]+[.O32])" office:value-type="float" office:value="785" calcext:value-type="float">
            <text:p>785</text:p>
          </table:table-cell>
          <table:table-cell table:formula="of:=[.O12]+MAX([.O32];[.P31];[.P13]+[.P32])" office:value-type="float" office:value="740" calcext:value-type="float">
            <text:p>740</text:p>
          </table:table-cell>
          <table:table-cell table:formula="of:=[.P12]+MAX([.P32];[.Q31];[.Q13]+[.Q32])" office:value-type="float" office:value="596" calcext:value-type="float">
            <text:p>596</text:p>
          </table:table-cell>
          <table:table-cell table:formula="of:=[.Q12]+MAX([.Q32];[.R31];[.R13]+[.R32])" office:value-type="float" office:value="429" calcext:value-type="float">
            <text:p>429</text:p>
          </table:table-cell>
          <table:table-cell table:formula="of:=[.R12]+MAX([.R32];[.S31];[.S13]+[.S32])" office:value-type="float" office:value="245" calcext:value-type="float">
            <text:p>245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table:formula="of:=[.A13]+MAX([.A33];[.B32];[.B14]+[.B33])" office:value-type="float" office:value="1590" calcext:value-type="float">
            <text:p>1590</text:p>
          </table:table-cell>
          <table:table-cell table:formula="of:=[.B13]+MAX([.B33];[.C32];[.C14]+[.C33])" office:value-type="float" office:value="1524" calcext:value-type="float">
            <text:p>1524</text:p>
          </table:table-cell>
          <table:table-cell table:formula="of:=[.C13]+MAX([.C33];[.D32];[.D14]+[.D33])" office:value-type="float" office:value="1499" calcext:value-type="float">
            <text:p>1499</text:p>
          </table:table-cell>
          <table:table-cell table:formula="of:=[.D13]+MAX([.D33];[.E32];[.E14]+[.E33])" office:value-type="float" office:value="1430" calcext:value-type="float">
            <text:p>1430</text:p>
          </table:table-cell>
          <table:table-cell table:formula="of:=[.E13]+MAX([.E33];[.F32];[.F14]+[.F33])" office:value-type="float" office:value="1381" calcext:value-type="float">
            <text:p>1381</text:p>
          </table:table-cell>
          <table:table-cell table:formula="of:=[.F13]+MAX([.F33];[.G32];[.G14]+[.G33])" office:value-type="float" office:value="1305" calcext:value-type="float">
            <text:p>1305</text:p>
          </table:table-cell>
          <table:table-cell table:formula="of:=[.G13]+MAX([.G33];[.H32];[.H14]+[.H33])" office:value-type="float" office:value="1289" calcext:value-type="float">
            <text:p>1289</text:p>
          </table:table-cell>
          <table:table-cell table:formula="of:=[.H13]+MAX([.H33];[.I32];[.I14]+[.I33])" office:value-type="float" office:value="1193" calcext:value-type="float">
            <text:p>1193</text:p>
          </table:table-cell>
          <table:table-cell table:formula="of:=[.I13]+MAX([.I33];[.J32];[.J14]+[.J33])" office:value-type="float" office:value="1148" calcext:value-type="float">
            <text:p>1148</text:p>
          </table:table-cell>
          <table:table-cell table:formula="of:=[.J13]+MAX([.J33];[.K32];[.K14]+[.K33])" office:value-type="float" office:value="1009" calcext:value-type="float">
            <text:p>1009</text:p>
          </table:table-cell>
          <table:table-cell table:formula="of:=[.K13]+MAX([.K33];[.L32];[.L14]+[.L33])" office:value-type="float" office:value="890" calcext:value-type="float">
            <text:p>890</text:p>
          </table:table-cell>
          <table:table-cell table:formula="of:=[.L13]+MAX([.L33];[.M32];[.M14]+[.M33])" office:value-type="float" office:value="841" calcext:value-type="float">
            <text:p>841</text:p>
          </table:table-cell>
          <table:table-cell table:formula="of:=[.M13]+MAX([.M33];[.N32];[.N14]+[.N33])" office:value-type="float" office:value="761" calcext:value-type="float">
            <text:p>761</text:p>
          </table:table-cell>
          <table:table-cell table:formula="of:=[.N13]+MAX([.N33];[.O32];[.O14]+[.O33])" office:value-type="float" office:value="721" calcext:value-type="float">
            <text:p>721</text:p>
          </table:table-cell>
          <table:table-cell table:formula="of:=[.O13]+MAX([.O33];[.P32];[.P14]+[.P33])" office:value-type="float" office:value="653" calcext:value-type="float">
            <text:p>653</text:p>
          </table:table-cell>
          <table:table-cell table:formula="of:=[.P13]+MAX([.P33];[.Q32];[.Q14]+[.Q33])" office:value-type="float" office:value="550" calcext:value-type="float">
            <text:p>550</text:p>
          </table:table-cell>
          <table:table-cell table:formula="of:=[.Q13]+MAX([.Q33];[.R32];[.R14]+[.R33])" office:value-type="float" office:value="332" calcext:value-type="float">
            <text:p>332</text:p>
          </table:table-cell>
          <table:table-cell table:formula="of:=[.R13]+MAX([.R33];[.S32];[.S14]+[.S33])" office:value-type="float" office:value="192" calcext:value-type="float">
            <text:p>192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table:formula="of:=[.A14]+MAX([.A34];[.B33];[.B15]+[.B34])" office:value-type="float" office:value="1497" calcext:value-type="float">
            <text:p>1497</text:p>
          </table:table-cell>
          <table:table-cell table:formula="of:=[.B14]+MAX([.B34];[.C33];[.C15]+[.C34])" office:value-type="float" office:value="1429" calcext:value-type="float">
            <text:p>1429</text:p>
          </table:table-cell>
          <table:table-cell table:formula="of:=[.C14]+MAX([.C34];[.D33];[.D15]+[.D34])" office:value-type="float" office:value="1350" calcext:value-type="float">
            <text:p>1350</text:p>
          </table:table-cell>
          <table:table-cell table:formula="of:=[.D14]+MAX([.D34];[.E33];[.E15]+[.E34])" office:value-type="float" office:value="1254" calcext:value-type="float">
            <text:p>1254</text:p>
          </table:table-cell>
          <table:table-cell table:formula="of:=[.E14]+MAX([.E34];[.F33];[.F15]+[.F34])" office:value-type="float" office:value="1238" calcext:value-type="float">
            <text:p>1238</text:p>
          </table:table-cell>
          <table:table-cell table:formula="of:=[.F14]+MAX([.F34];[.G33];[.G15]+[.G34])" office:value-type="float" office:value="1182" calcext:value-type="float">
            <text:p>1182</text:p>
          </table:table-cell>
          <table:table-cell table:formula="of:=[.G14]+MAX([.G34];[.H33];[.H15]+[.H34])" office:value-type="float" office:value="1123" calcext:value-type="float">
            <text:p>1123</text:p>
          </table:table-cell>
          <table:table-cell table:formula="of:=[.H14]+MAX([.H34];[.I33];[.I15]+[.I34])" office:value-type="float" office:value="1090" calcext:value-type="float">
            <text:p>1090</text:p>
          </table:table-cell>
          <table:table-cell table:formula="of:=[.I14]+MAX([.I34];[.J33];[.J15]+[.J34])" office:value-type="float" office:value="1058" calcext:value-type="float">
            <text:p>1058</text:p>
          </table:table-cell>
          <table:table-cell table:formula="of:=[.J14]+MAX([.J34];[.K33];[.K15]+[.K34])" office:value-type="float" office:value="913" calcext:value-type="float">
            <text:p>913</text:p>
          </table:table-cell>
          <table:table-cell table:formula="of:=[.K14]+MAX([.K34];[.L33];[.L15]+[.L34])" office:value-type="float" office:value="826" calcext:value-type="float">
            <text:p>826</text:p>
          </table:table-cell>
          <table:table-cell table:formula="of:=[.L14]+MAX([.L34];[.M33];[.M15]+[.M34])" office:value-type="float" office:value="731" calcext:value-type="float">
            <text:p>731</text:p>
          </table:table-cell>
          <table:table-cell table:formula="of:=[.M14]+MAX([.M34];[.N33];[.N15]+[.N34])" office:value-type="float" office:value="699" calcext:value-type="float">
            <text:p>699</text:p>
          </table:table-cell>
          <table:table-cell table:formula="of:=[.N14]+MAX([.N34];[.O33];[.O15]+[.O34])" office:value-type="float" office:value="653" calcext:value-type="float">
            <text:p>653</text:p>
          </table:table-cell>
          <table:table-cell table:formula="of:=[.O14]+MAX([.O34];[.P33];[.P15]+[.P34])" office:value-type="float" office:value="555" calcext:value-type="float">
            <text:p>555</text:p>
          </table:table-cell>
          <table:table-cell table:formula="of:=[.P14]+MAX([.P34];[.Q33];[.Q15]+[.Q34])" office:value-type="float" office:value="482" calcext:value-type="float">
            <text:p>482</text:p>
          </table:table-cell>
          <table:table-cell table:formula="of:=[.Q14]+MAX([.Q34];[.R33];[.R15]+[.R34])" office:value-type="float" office:value="320" calcext:value-type="float">
            <text:p>320</text:p>
          </table:table-cell>
          <table:table-cell table:formula="of:=[.R14]+MAX([.R34];[.S33];[.S15]+[.S34])" office:value-type="float" office:value="183" calcext:value-type="float">
            <text:p>183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table:formula="of:=[.A15]+MAX([.A35];[.B34];[.B16]+[.B35])" office:value-type="float" office:value="1370" calcext:value-type="float">
            <text:p>1370</text:p>
          </table:table-cell>
          <table:table-cell table:formula="of:=[.B15]+MAX([.B35];[.C34];[.C16]+[.C35])" office:value-type="float" office:value="1249" calcext:value-type="float">
            <text:p>1249</text:p>
          </table:table-cell>
          <table:table-cell table:formula="of:=[.C15]+MAX([.C35];[.D34];[.D16]+[.D35])" office:value-type="float" office:value="1215" calcext:value-type="float">
            <text:p>1215</text:p>
          </table:table-cell>
          <table:table-cell table:formula="of:=[.D15]+MAX([.D35];[.E34];[.E16]+[.E35])" office:value-type="float" office:value="1151" calcext:value-type="float">
            <text:p>1151</text:p>
          </table:table-cell>
          <table:table-cell table:formula="of:=[.E15]+MAX([.E35];[.F34];[.F16]+[.F35])" office:value-type="float" office:value="1149" calcext:value-type="float">
            <text:p>1149</text:p>
          </table:table-cell>
          <table:table-cell table:formula="of:=[.F15]+MAX([.F35];[.G34];[.G16]+[.G35])" office:value-type="float" office:value="1100" calcext:value-type="float">
            <text:p>1100</text:p>
          </table:table-cell>
          <table:table-cell table:formula="of:=[.G15]+MAX([.G35];[.H34];[.H16]+[.H35])" office:value-type="float" office:value="1084" calcext:value-type="float">
            <text:p>1084</text:p>
          </table:table-cell>
          <table:table-cell table:formula="of:=[.H15]+MAX([.H35];[.I34];[.I16]+[.I35])" office:value-type="float" office:value="1025" calcext:value-type="float">
            <text:p>1025</text:p>
          </table:table-cell>
          <table:table-cell table:formula="of:=[.I15]+MAX([.I35];[.J34];[.J16]+[.J35])" office:value-type="float" office:value="962" calcext:value-type="float">
            <text:p>962</text:p>
          </table:table-cell>
          <table:table-cell table:formula="of:=[.J15]+MAX([.J35];[.K34];[.K16]+[.K35])" office:value-type="float" office:value="809" calcext:value-type="float">
            <text:p>809</text:p>
          </table:table-cell>
          <table:table-cell table:formula="of:=[.K15]+MAX([.K35];[.L34];[.L16]+[.L35])" office:value-type="float" office:value="795" calcext:value-type="float">
            <text:p>795</text:p>
          </table:table-cell>
          <table:table-cell table:formula="of:=[.L15]+MAX([.L35];[.M34];[.M16]+[.M35])" office:value-type="float" office:value="703" calcext:value-type="float">
            <text:p>703</text:p>
          </table:table-cell>
          <table:table-cell table:formula="of:=[.M15]+MAX([.M35];[.N34];[.N16]+[.N35])" office:value-type="float" office:value="621" calcext:value-type="float">
            <text:p>621</text:p>
          </table:table-cell>
          <table:table-cell table:formula="of:=[.N15]+MAX([.N35];[.O34];[.O16]+[.O35])" office:value-type="float" office:value="590" calcext:value-type="float">
            <text:p>590</text:p>
          </table:table-cell>
          <table:table-cell table:formula="of:=[.O15]+MAX([.O35];[.P34];[.P16]+[.P35])" office:value-type="float" office:value="455" calcext:value-type="float">
            <text:p>455</text:p>
          </table:table-cell>
          <table:table-cell table:formula="of:=[.P15]+MAX([.P35];[.Q34];[.Q16]+[.Q35])" office:value-type="float" office:value="397" calcext:value-type="float">
            <text:p>397</text:p>
          </table:table-cell>
          <table:table-cell table:formula="of:=[.Q15]+MAX([.Q35];[.R34];[.R16]+[.R35])" office:value-type="float" office:value="294" calcext:value-type="float">
            <text:p>294</text:p>
          </table:table-cell>
          <table:table-cell table:formula="of:=[.R15]+MAX([.R35];[.S34];[.S16]+[.S35])" office:value-type="float" office:value="142" calcext:value-type="float">
            <text:p>142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table:formula="of:=[.A16]+MAX([.A36];[.B35];[.B17]+[.B36])" office:value-type="float" office:value="1273" calcext:value-type="float">
            <text:p>1273</text:p>
          </table:table-cell>
          <table:table-cell table:formula="of:=[.B16]+MAX([.B36];[.C35];[.C17]+[.C36])" office:value-type="float" office:value="1220" calcext:value-type="float">
            <text:p>1220</text:p>
          </table:table-cell>
          <table:table-cell table:formula="of:=[.C16]+MAX([.C36];[.D35];[.D17]+[.D36])" office:value-type="float" office:value="1148" calcext:value-type="float">
            <text:p>1148</text:p>
          </table:table-cell>
          <table:table-cell table:formula="of:=[.D16]+MAX([.D36];[.E35];[.E17]+[.E36])" office:value-type="float" office:value="1117" calcext:value-type="float">
            <text:p>1117</text:p>
          </table:table-cell>
          <table:table-cell table:formula="of:=[.E16]+MAX([.E36];[.F35];[.F17]+[.F36])" office:value-type="float" office:value="1021" calcext:value-type="float">
            <text:p>1021</text:p>
          </table:table-cell>
          <table:table-cell table:formula="of:=[.F16]+MAX([.F36];[.G35];[.G17]+[.G36])" office:value-type="float" office:value="942" calcext:value-type="float">
            <text:p>942</text:p>
          </table:table-cell>
          <table:table-cell table:formula="of:=[.G16]+MAX([.G36];[.H35];[.H17]+[.H36])" office:value-type="float" office:value="880" calcext:value-type="float">
            <text:p>880</text:p>
          </table:table-cell>
          <table:table-cell table:formula="of:=[.H16]+MAX([.H36];[.I35];[.I17]+[.I36])" office:value-type="float" office:value="877" calcext:value-type="float">
            <text:p>877</text:p>
          </table:table-cell>
          <table:table-cell table:formula="of:=[.I16]+MAX([.I36];[.J35];[.J17]+[.J36])" office:value-type="float" office:value="866" calcext:value-type="float">
            <text:p>866</text:p>
          </table:table-cell>
          <table:table-cell table:formula="of:=[.J16]+MAX([.J36];[.K35];[.K17]+[.K36])" office:value-type="float" office:value="789" calcext:value-type="float">
            <text:p>789</text:p>
          </table:table-cell>
          <table:table-cell table:formula="of:=[.K16]+MAX([.K36];[.L35];[.L17]+[.L36])" office:value-type="float" office:value="702" calcext:value-type="float">
            <text:p>702</text:p>
          </table:table-cell>
          <table:table-cell table:formula="of:=[.L16]+MAX([.L36];[.M35];[.M17]+[.M36])" office:value-type="float" office:value="680" calcext:value-type="float">
            <text:p>680</text:p>
          </table:table-cell>
          <table:table-cell table:formula="of:=[.M16]+MAX([.M36];[.N35];[.N17]+[.N36])" office:value-type="float" office:value="591" calcext:value-type="float">
            <text:p>591</text:p>
          </table:table-cell>
          <table:table-cell table:formula="of:=[.N16]+MAX([.N36];[.O35];[.O17]+[.O36])" office:value-type="float" office:value="503" calcext:value-type="float">
            <text:p>503</text:p>
          </table:table-cell>
          <table:table-cell table:formula="of:=[.O16]+MAX([.O36];[.P35];[.P17]+[.P36])" office:value-type="float" office:value="410" calcext:value-type="float">
            <text:p>410</text:p>
          </table:table-cell>
          <table:table-cell table:formula="of:=[.P16]+MAX([.P36];[.Q35];[.Q17]+[.Q36])" office:value-type="float" office:value="302" calcext:value-type="float">
            <text:p>302</text:p>
          </table:table-cell>
          <table:table-cell table:formula="of:=[.Q16]+MAX([.Q36];[.R35];[.R17]+[.R36])" office:value-type="float" office:value="215" calcext:value-type="float">
            <text:p>215</text:p>
          </table:table-cell>
          <table:table-cell table:formula="of:=[.R16]+MAX([.R36];[.S35];[.S17]+[.S36])" office:value-type="float" office:value="141" calcext:value-type="float">
            <text:p>141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table:formula="of:=[.A17]+MAX([.A37];[.B36];[.B18]+[.B37])" office:value-type="float" office:value="935" calcext:value-type="float">
            <text:p>935</text:p>
          </table:table-cell>
          <table:table-cell table:formula="of:=[.B17]+MAX([.B37];[.C36];[.C18]+[.C37])" office:value-type="float" office:value="932" calcext:value-type="float">
            <text:p>932</text:p>
          </table:table-cell>
          <table:table-cell table:formula="of:=[.C17]+MAX([.C37];[.D36];[.D18]+[.D37])" office:value-type="float" office:value="901" calcext:value-type="float">
            <text:p>901</text:p>
          </table:table-cell>
          <table:table-cell table:formula="of:=[.D17]+MAX([.D37];[.E36];[.E18]+[.E37])" office:value-type="float" office:value="894" calcext:value-type="float">
            <text:p>894</text:p>
          </table:table-cell>
          <table:table-cell table:formula="of:=[.E17]+MAX([.E37];[.F36];[.F18]+[.F37])" office:value-type="float" office:value="844" calcext:value-type="float">
            <text:p>844</text:p>
          </table:table-cell>
          <table:table-cell table:formula="of:=[.F17]+MAX([.F37];[.G36];[.G18]+[.G37])" office:value-type="float" office:value="794" calcext:value-type="float">
            <text:p>794</text:p>
          </table:table-cell>
          <table:table-cell table:formula="of:=[.G17]+MAX([.G37];[.H36];[.H18]+[.H37])" office:value-type="float" office:value="750" calcext:value-type="float">
            <text:p>750</text:p>
          </table:table-cell>
          <table:table-cell table:formula="of:=[.H17]+MAX([.H37];[.I36];[.I18]+[.I37])" office:value-type="float" office:value="734" calcext:value-type="float">
            <text:p>734</text:p>
          </table:table-cell>
          <table:table-cell table:formula="of:=[.I17]+MAX([.I37];[.J36];[.J18]+[.J37])" office:value-type="float" office:value="704" calcext:value-type="float">
            <text:p>704</text:p>
          </table:table-cell>
          <table:table-cell table:formula="of:=[.J17]+MAX([.J37];[.K36];[.K18]+[.K37])" office:value-type="float" office:value="622" calcext:value-type="float">
            <text:p>622</text:p>
          </table:table-cell>
          <table:table-cell table:formula="of:=[.K17]+MAX([.K37];[.L36];[.L18]+[.L37])" office:value-type="float" office:value="607" calcext:value-type="float">
            <text:p>607</text:p>
          </table:table-cell>
          <table:table-cell table:formula="of:=[.L17]+MAX([.L37];[.M36];[.M18]+[.M37])" office:value-type="float" office:value="561" calcext:value-type="float">
            <text:p>561</text:p>
          </table:table-cell>
          <table:table-cell table:formula="of:=[.M17]+MAX([.M37];[.N36];[.N18]+[.N37])" office:value-type="float" office:value="419" calcext:value-type="float">
            <text:p>419</text:p>
          </table:table-cell>
          <table:table-cell table:formula="of:=[.N17]+MAX([.N37];[.O36];[.O18]+[.O37])" office:value-type="float" office:value="409" calcext:value-type="float">
            <text:p>409</text:p>
          </table:table-cell>
          <table:table-cell table:formula="of:=[.O17]+MAX([.O37];[.P36];[.P18]+[.P37])" office:value-type="float" office:value="320" calcext:value-type="float">
            <text:p>320</text:p>
          </table:table-cell>
          <table:table-cell table:formula="of:=[.P17]+MAX([.P37];[.Q36];[.Q18]+[.Q37])" office:value-type="float" office:value="279" calcext:value-type="float">
            <text:p>279</text:p>
          </table:table-cell>
          <table:table-cell table:formula="of:=[.Q17]+MAX([.Q37];[.R36];[.R18]+[.R37])" office:value-type="float" office:value="189" calcext:value-type="float">
            <text:p>189</text:p>
          </table:table-cell>
          <table:table-cell table:formula="of:=[.R17]+MAX([.R37];[.S36];[.S18]+[.S37])" office:value-type="float" office:value="68" calcext:value-type="float">
            <text:p>68</text:p>
          </table:table-cell>
          <table:table-cell table:number-columns-repeated="14"/>
          <table:table-cell table:style-name="Default" table:number-columns-repeated="16352"/>
        </table:table-row>
        <table:table-row table:style-name="ro1">
          <table:table-cell table:formula="of:=[.A18]+MAX([.A38];[.B37];[.B19]+[.B38])" office:value-type="float" office:value="907" calcext:value-type="float">
            <text:p>907</text:p>
          </table:table-cell>
          <table:table-cell table:formula="of:=[.B18]+MAX([.B38];[.C37];[.C19]+[.C38])" office:value-type="float" office:value="823" calcext:value-type="float">
            <text:p>823</text:p>
          </table:table-cell>
          <table:table-cell table:formula="of:=[.C18]+MAX([.C38];[.D37];[.D19]+[.D38])" office:value-type="float" office:value="781" calcext:value-type="float">
            <text:p>781</text:p>
          </table:table-cell>
          <table:table-cell table:formula="of:=[.D18]+MAX([.D38];[.E37];[.E19]+[.E38])" office:value-type="float" office:value="704" calcext:value-type="float">
            <text:p>704</text:p>
          </table:table-cell>
          <table:table-cell table:formula="of:=[.E18]+MAX([.E38];[.F37];[.F19]+[.F38])" office:value-type="float" office:value="697" calcext:value-type="float">
            <text:p>697</text:p>
          </table:table-cell>
          <table:table-cell table:formula="of:=[.F18]+MAX([.F38];[.G37];[.G19]+[.G38])" office:value-type="float" office:value="691" calcext:value-type="float">
            <text:p>691</text:p>
          </table:table-cell>
          <table:table-cell table:formula="of:=[.G18]+MAX([.G38];[.H37];[.H19]+[.H38])" office:value-type="float" office:value="600" calcext:value-type="float">
            <text:p>600</text:p>
          </table:table-cell>
          <table:table-cell table:formula="of:=[.H18]+MAX([.H38];[.I37];[.I19]+[.I38])" office:value-type="float" office:value="595" calcext:value-type="float">
            <text:p>595</text:p>
          </table:table-cell>
          <table:table-cell table:formula="of:=[.I18]+MAX([.I38];[.J37];[.J19]+[.J38])" office:value-type="float" office:value="559" calcext:value-type="float">
            <text:p>559</text:p>
          </table:table-cell>
          <table:table-cell table:formula="of:=[.J18]+MAX([.J38];[.K37];[.K19]+[.K38])" office:value-type="float" office:value="545" calcext:value-type="float">
            <text:p>545</text:p>
          </table:table-cell>
          <table:table-cell table:formula="of:=[.K18]+MAX([.K38];[.L37];[.L19]+[.L38])" office:value-type="float" office:value="477" calcext:value-type="float">
            <text:p>477</text:p>
          </table:table-cell>
          <table:table-cell table:formula="of:=[.L18]+MAX([.L38];[.M37];[.M19]+[.M38])" office:value-type="float" office:value="460" calcext:value-type="float">
            <text:p>460</text:p>
          </table:table-cell>
          <table:table-cell table:formula="of:=[.M18]+MAX([.M38];[.N37];[.N19]+[.N38])" office:value-type="float" office:value="410" calcext:value-type="float">
            <text:p>410</text:p>
          </table:table-cell>
          <table:table-cell table:formula="of:=[.N18]+MAX([.N38];[.O37];[.O19]+[.O38])" office:value-type="float" office:value="322" calcext:value-type="float">
            <text:p>322</text:p>
          </table:table-cell>
          <table:table-cell table:formula="of:=[.O18]+MAX([.O38];[.P37];[.P19]+[.P38])" office:value-type="float" office:value="267" calcext:value-type="float">
            <text:p>267</text:p>
          </table:table-cell>
          <table:table-cell table:formula="of:=[.P18]+MAX([.P38];[.Q37];[.Q19]+[.Q38])" office:value-type="float" office:value="191" calcext:value-type="float">
            <text:p>191</text:p>
          </table:table-cell>
          <table:table-cell table:formula="of:=[.Q18]+MAX([.Q38];[.R37];[.R19]+[.R38])" office:value-type="float" office:value="98" calcext:value-type="float">
            <text:p>98</text:p>
          </table:table-cell>
          <table:table-cell table:formula="of:=[.R18]+MAX([.R38];[.S37];[.S19]+[.S38])" office:value-type="float" office:value="24" calcext:value-type="float">
            <text:p>24</text:p>
          </table:table-cell>
          <table:table-cell table:number-columns-repeated="14"/>
          <table:table-cell table:style-name="Default" table:number-columns-repeated="1635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seniya Babintseva</meta:initial-creator>
    <meta:creation-date>2015-06-05T18:17:20</meta:creation-date>
    <dc:date>2026-02-13T17:55:47.399019000</dc:date>
    <meta:generator>LibreOffice/26.2.0.3$MacOSX_AARCH64 LibreOffice_project/afbbd0df0edb6d40b450b0337ac646b0913a760c</meta:generator>
    <meta:editing-duration>PT5M14S</meta:editing-duration>
    <meta:editing-cycles>1</meta:editing-cycles>
    <meta:document-statistic meta:table-count="1" meta:cell-count="648" meta:object-count="0"/>
    <meta:user-defined meta:name="AppVersion">16.0300</meta:user-defined>
  </office:meta>
</office:document-meta>
</file>